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style>
    <style:style style:name="P3" style:family="paragraph" style:parent-style-name="Standard">
      <style:text-properties style:font-name="Times New Roman" fo:font-size="12pt" fo:font-weight="bold" officeooo:rsid="0022d38d" officeooo:paragraph-rsid="0028a326" style:font-size-asian="12pt" style:font-weight-asian="bold" style:font-size-complex="12pt" style:font-weight-complex="bold"/>
    </style:style>
    <style:style style:name="P4" style:family="paragraph" style:parent-style-name="List_20_Paragraph">
      <style:text-properties style:font-name="Times New Roman" fo:font-size="12pt" style:font-size-asian="12pt" style:font-size-complex="12pt"/>
    </style:style>
    <style:style style:name="P5" style:family="paragraph" style:parent-style-name="Standard" style:master-page-name="Standard">
      <style:paragraph-properties fo:text-align="center" style:justify-single-word="false" style:page-number="auto"/>
      <style:text-properties style:font-name="Times New Roman" fo:font-size="12pt" fo:font-weight="bold" style:font-size-asian="12pt" style:font-weight-asian="bold" style:font-size-complex="12pt"/>
    </style:style>
    <style:style style:name="P6" style:family="paragraph" style:parent-style-name="List_20_Paragraph" style:list-style-name="WWNum1">
      <style:text-properties style:font-name="Times New Roman" fo:font-size="12pt" officeooo:rsid="0022d38d" officeooo:paragraph-rsid="0022d38d" style:font-size-asian="12pt" style:font-size-complex="12pt"/>
    </style:style>
    <style:style style:name="P7" style:family="paragraph" style:parent-style-name="List_20_Paragraph" style:list-style-name="WWNum1">
      <style:text-properties style:font-name="Times New Roman" fo:font-size="12pt" officeooo:rsid="00245c8a" officeooo:paragraph-rsid="0025c2da" style:font-size-asian="12pt" style:font-size-complex="12pt"/>
    </style:style>
    <style:style style:name="P8" style:family="paragraph" style:parent-style-name="List_20_Paragraph" style:list-style-name="WWNum1">
      <style:text-properties style:font-name="Times New Roman" fo:font-size="12pt" officeooo:rsid="00245c8a" officeooo:paragraph-rsid="00245c8a" style:font-size-asian="12pt" style:font-size-complex="12pt"/>
    </style:style>
    <style:style style:name="P9" style:family="paragraph" style:parent-style-name="List_20_Paragraph" style:list-style-name="WWNum3">
      <style:text-properties style:font-name="Times New Roman" fo:font-size="12pt" officeooo:rsid="00245c8a" officeooo:paragraph-rsid="00245c8a" style:font-size-asian="12pt" style:font-size-complex="12pt"/>
    </style:style>
    <style:style style:name="P10" style:family="paragraph" style:parent-style-name="List_20_Paragraph" style:list-style-name="WWNum1">
      <style:text-properties style:font-name="Times New Roman" fo:font-size="12pt" officeooo:rsid="0027b52b" officeooo:paragraph-rsid="0027b52b" style:font-size-asian="12pt" style:font-size-complex="12pt"/>
    </style:style>
    <style:style style:name="P11" style:family="paragraph" style:parent-style-name="List_20_Paragraph" style:list-style-name="WWNum1">
      <style:text-properties style:font-name="Times New Roman" fo:font-size="12pt" officeooo:rsid="0028a326" officeooo:paragraph-rsid="0028a326" style:font-size-asian="12pt" style:font-size-complex="12pt"/>
    </style:style>
    <style:style style:name="P12" style:family="paragraph" style:parent-style-name="List_20_Paragraph" style:list-style-name="WWNum1">
      <style:text-properties style:font-name="Times New Roman" fo:font-size="12pt" officeooo:rsid="002b8e94" officeooo:paragraph-rsid="002b8e94" style:font-size-asian="12pt" style:font-size-complex="12pt"/>
    </style:style>
    <style:style style:name="P13" style:family="paragraph" style:parent-style-name="List_20_Paragraph" style:list-style-name="WWNum3">
      <style:text-properties style:font-name="Times New Roman" fo:font-size="12pt" officeooo:rsid="002b8e94" officeooo:paragraph-rsid="002b8e94" style:font-size-asian="12pt" style:font-size-complex="12pt"/>
    </style:style>
    <style:style style:name="P14" style:family="paragraph" style:parent-style-name="List_20_Paragraph" style:list-style-name="WWNum3">
      <style:text-properties style:font-name="Times New Roman" fo:font-size="12pt" style:font-size-asian="12pt" style:font-size-complex="12pt"/>
    </style:style>
    <style:style style:name="P15" style:family="paragraph" style:parent-style-name="List_20_Paragraph" style:list-style-name="WWNum1">
      <style:text-properties style:font-name="Times New Roman" fo:font-size="12pt" fo:font-weight="bold" officeooo:paragraph-rsid="00245c8a" style:font-size-asian="12pt" style:font-weight-asian="bold" style:font-size-complex="12pt"/>
    </style:style>
    <style:style style:name="T1" style:family="text">
      <style:text-properties fo:font-weight="bold" style:font-weight-asian="bold"/>
    </style:style>
    <style:style style:name="T2" style:family="text">
      <style:text-properties fo:font-weight="bold" officeooo:rsid="00225ed3" style:font-weight-asian="bold"/>
    </style:style>
    <style:style style:name="T3" style:family="text">
      <style:text-properties fo:font-weight="bold" officeooo:rsid="0022d38d" style:font-weight-asian="bold"/>
    </style:style>
    <style:style style:name="T4" style:family="text">
      <style:text-properties officeooo:rsid="001ecc3e"/>
    </style:style>
    <style:style style:name="T5" style:family="text">
      <style:text-properties officeooo:rsid="00225ed3"/>
    </style:style>
    <style:style style:name="T6" style:family="text">
      <style:text-properties fo:font-weight="normal" style:font-weight-asian="normal" style:font-weight-complex="normal"/>
    </style:style>
    <style:style style:name="T7" style:family="text">
      <style:text-properties fo:font-weight="normal" officeooo:rsid="0028a326" style:font-weight-asian="normal" style:font-weight-complex="normal"/>
    </style:style>
    <style:style style:name="T8" style:family="text">
      <style:text-properties fo:font-weight="normal" officeooo:rsid="0028b9b8" style:font-weight-asian="normal" style:font-weight-complex="normal"/>
    </style:style>
    <style:style style:name="T9" style:family="text">
      <style:text-properties fo:font-weight="normal" officeooo:rsid="002cb64b" style:font-weight-asian="normal" style:font-weight-complex="normal"/>
    </style:style>
    <style:style style:name="T10" style:family="text">
      <style:text-properties officeooo:rsid="00245c8a"/>
    </style:style>
    <style:style style:name="T11" style:family="text">
      <style:text-properties officeooo:rsid="0025c2da"/>
    </style:style>
    <style:style style:name="T12" style:family="text">
      <style:text-properties officeooo:rsid="0028b9b8"/>
    </style:style>
    <style:style style:name="T13" style:family="text">
      <style:text-properties officeooo:rsid="002f28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inal Project Proposa<text:span text:style-name="T13">l</text:span></text:p>
      <text:p text:style-name="P2"/>
      <text:p text:style-name="P2">Project Title:</text:p>
      <text:p text:style-name="P1"><text:span text:style-name="T4">Event</text:span> Management System</text:p>
      <text:p text:style-name="P1"><text:span text:style-name="T2">Problem </text:span><text:span text:style-name="T1">Overview:</text:span></text:p>
      <text:p text:style-name="P1"><text:span text:style-name="T5">People usually spend a lot of time to search and book a party hall which is time consuming. People also find difficulties in shortlisting a particular place to plan their event. It is time consuming to visit all the places and find the right place to plan an event. People also face issues while planning an event which must fit within their budget. A lot of food is usually wasted which can be used to feed the needy.</text:span> <text:s text:c="107"/></text:p>
      <text:p text:style-name="P2">Application Key Functionality:</text:p>
      <text:p text:style-name="P3"><text:s/><text:span text:style-name="T6">The main objective of this project is to help people to find the best place to plan their event and also help them to plan their event which fits into their budget without any ambiguity. The project <text:s/>also aims at saving the viewing time for the people. </text:span><text:span text:style-name="T9">The left food from an event is distributed to NGO’s who do the needful. </text:span><text:span text:style-name="T7">This project bring</text:span><text:span text:style-name="T8">s</text:span><text:span text:style-name="T7"> multiple platforms such as <text:s text:c="2"/>event management, caterers , decoration and customers <text:s/>involved in an event planning </text:span><text:span text:style-name="T8">i</text:span><text:span text:style-name="T7">n a single application.</text:span></text:p>
      <text:p text:style-name="P1"><text:span text:style-name="T1">How this application will hel</text:span><text:span text:style-name="T3">p</text:span><text:span text:style-name="T2"> </text:span><text:span text:style-name="T1">?</text:span></text:p>
      <text:list xml:id="list722630551" text:style-name="WWNum1">
        <text:list-item>
          <text:p text:style-name="P6">People can schedule their event without actually visiting the place.</text:p>
        </text:list-item>
        <text:list-item>
          <text:p text:style-name="P7">People can e<text:span text:style-name="T11">asily search their requirement by using different filters </text:span></text:p>
        </text:list-item>
        <text:list-item>
          <text:p text:style-name="P6">People can search for the different party halls which are available <text:span text:style-name="T10">during their scheduled time</text:span></text:p>
        </text:list-item>
        <text:list-item>
          <text:p text:style-name="P8">Effective time management </text:p>
        </text:list-item>
        <text:list-item>
          <text:p text:style-name="P8">People are no longer anxious about the budget since the entire event is being taken cared</text:p>
        </text:list-item>
        <text:list-item>
          <text:p text:style-name="P10">Customers can rate the service provided and also they can book accordingly</text:p>
        </text:list-item>
        <text:list-item>
          <text:p text:style-name="P10">Event Managers can also provide the transportation booking for customers</text:p>
        </text:list-item>
        <text:list-item>
          <text:p text:style-name="P11">Customers can <text:s/>book different caterers and decoration team based on their budget<text:span text:style-name="T12"> </text:span></text:p>
        </text:list-item>
        <text:list-item>
          <text:p text:style-name="P12">The left food from an event is distributed to different NGO’s who feed the needful</text:p>
          <text:p text:style-name="P15"/>
        </text:list-item>
      </text:list>
      <text:p text:style-name="P2">Proposed entities:</text:p>
      <text:list xml:id="list638988198" text:style-name="WWNum3">
        <text:list-item>
          <text:p text:style-name="P9">Admin</text:p>
        </text:list-item>
        <text:list-item>
          <text:p text:style-name="P9">Event Management</text:p>
        </text:list-item>
        <text:list-item>
          <text:p text:style-name="P9">Caterer</text:p>
        </text:list-item>
        <text:list-item>
          <text:p text:style-name="P9">Customer</text:p>
        </text:list-item>
        <text:list-item>
          <text:p text:style-name="P9">Decorator</text:p>
        </text:list-item>
        <text:list-item>
          <text:p text:style-name="P13">NGO</text:p>
          <text:p text:style-name="P14"><text:bookmark text:name="_GoBack"/></text:p>
        </text:list-item>
      </text:list>
      <text:p text:style-name="P1"><text:soft-page-break/></text:p>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phali Mahajan</meta:initial-creator>
    <meta:editing-cycles>20</meta:editing-cycles>
    <meta:creation-date>2018-11-16T07:13:00</meta:creation-date>
    <dc:date>2018-12-09T23:33:51.336000000</dc:date>
    <meta:editing-duration>PT9H55M45S</meta:editing-duration>
    <meta:generator>LibreOffice/6.1.1.2$Windows_X86_64 LibreOffice_project/5d19a1bfa650b796764388cd8b33a5af1f5baa1b</meta:generator>
    <meta:document-statistic meta:table-count="0" meta:image-count="0" meta:object-count="0" meta:page-count="2" meta:paragraph-count="26" meta:word-count="310" meta:character-count="1888" meta:non-whitespace-character-count="15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